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Hiragino Sans W3" svg:font-family="'Hiragino Sans W3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Hiragino Sans W31" svg:font-family="'Hiragino Sans W3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4708in" fo:margin-left="-0.0104in" fo:margin-top="0in" fo:margin-bottom="0in" table:align="left" style:writing-mode="lr-tb"/>
    </style:style>
    <style:style style:name="Table1.A" style:family="table-column">
      <style:table-column-properties style:column-width="7.4708in"/>
    </style:style>
    <style:style style:name="Table1.1" style:family="table-row">
      <style:table-row-properties style:min-row-height="0.3833in" fo:keep-together="auto"/>
    </style:style>
    <style:style style:name="Table1.A1" style:family="table-cell">
      <style:table-cell-properties style:vertical-align="middle" fo:padding="0.0104in" fo:border="none"/>
    </style:style>
    <style:style style:name="Table1.2" style:family="table-row">
      <style:table-row-properties style:min-row-height="0.3708in" fo:keep-together="auto"/>
    </style:style>
    <style:style style:name="Table1.11" style:family="table-row">
      <style:table-row-properties style:min-row-height="0.3229in" fo:keep-together="auto"/>
    </style:style>
    <style:style style:name="Table1.13" style:family="table-row">
      <style:table-row-properties style:min-row-height="0.1903in" fo:keep-together="auto"/>
    </style:style>
    <style:style style:name="Table1.14" style:family="table-row">
      <style:table-row-properties style:min-row-height="0.1778in" fo:keep-together="auto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4ddca" officeooo:paragraph-rsid="0014ddca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bold" officeooo:rsid="0014ddca" officeooo:paragraph-rsid="0014ddc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4ddca" officeooo:paragraph-rsid="0014ddca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51c93" officeooo:paragraph-rsid="00151c9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51c93" officeooo:paragraph-rsid="001b25f5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a48a1" officeooo:paragraph-rsid="001a48a1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b25f5" officeooo:paragraph-rsid="001b25f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b25f5" officeooo:paragraph-rsid="001bb394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bb394" officeooo:paragraph-rsid="001bb394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e33c7" officeooo:paragraph-rsid="001eed91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1e33c7" officeooo:paragraph-rsid="0022b32d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2b32d" officeooo:paragraph-rsid="0022b32d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2b32d" officeooo:paragraph-rsid="00231f9d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14ddca" officeooo:paragraph-rsid="0014ddc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8ae40" officeooo:paragraph-rsid="0018ae40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51c93" officeooo:paragraph-rsid="00151c93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weight="normal" officeooo:rsid="00151c93" officeooo:paragraph-rsid="00273f6e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weight="normal" officeooo:rsid="001a48a1" officeooo:paragraph-rsid="0018ae40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64aea" officeooo:paragraph-rsid="00264aea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weight="bold" officeooo:rsid="0022b32d" officeooo:paragraph-rsid="0022b32d" style:font-weight-asian="bold" style:font-weight-complex="bold"/>
    </style:style>
    <style:style style:name="P21" style:family="paragraph" style:parent-style-name="Standard">
      <style:text-properties style:font-name="Courier New" officeooo:paragraph-rsid="0022b32d" style:font-name-asian="Times New Roman" style:font-name-complex="Courier New1"/>
    </style:style>
    <style:style style:name="P22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size="10pt" officeooo:paragraph-rsid="0022b32d" style:font-size-asian="10pt" style:font-name-complex="Courier New1" style:font-size-complex="10pt"/>
    </style:style>
    <style:style style:name="P23" style:family="paragraph" style:parent-style-name="Standard">
      <style:text-properties officeooo:paragraph-rsid="0022b32d"/>
    </style:style>
    <style:style style:name="P24" style:family="paragraph" style:parent-style-name="Standard">
      <style:text-properties style:font-name="Hiragino Sans W3" fo:font-size="14pt" officeooo:paragraph-rsid="0022b32d" style:font-name-asian="Hiragino Sans W31" style:font-size-asian="14pt" style:font-size-complex="20pt"/>
    </style:style>
    <style:style style:name="P25" style:family="paragraph" style:parent-style-name="Standard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officeooo:paragraph-rsid="0022b32d"/>
    </style:style>
    <style:style style:name="P26" style:family="paragraph" style:parent-style-name="Standard">
      <style:text-properties fo:font-size="12pt" officeooo:paragraph-rsid="0022b32d" style:font-size-asian="12pt" style:font-size-complex="12pt"/>
    </style:style>
    <style:style style:name="P27" style:family="paragraph" style:parent-style-name="HTML_20_Preformatted">
      <style:text-properties officeooo:paragraph-rsid="0022b32d"/>
    </style:style>
    <style:style style:name="T1" style:family="text">
      <style:text-properties officeooo:rsid="0016bdac"/>
    </style:style>
    <style:style style:name="T2" style:family="text">
      <style:text-properties officeooo:rsid="0018ae40"/>
    </style:style>
    <style:style style:name="T3" style:family="text">
      <style:text-properties officeooo:rsid="001a48a1"/>
    </style:style>
    <style:style style:name="T4" style:family="text">
      <style:text-properties officeooo:rsid="001b25f5"/>
    </style:style>
    <style:style style:name="T5" style:family="text">
      <style:text-properties officeooo:rsid="001bb394"/>
    </style:style>
    <style:style style:name="T6" style:family="text">
      <style:text-properties officeooo:rsid="001ecc16"/>
    </style:style>
    <style:style style:name="T7" style:family="text">
      <style:text-properties officeooo:rsid="0020a3c6"/>
    </style:style>
    <style:style style:name="T8" style:family="text">
      <style:text-properties style:font-name="Courier New" style:font-name-asian="Times New Roman" style:font-name-complex="Courier New1"/>
    </style:style>
    <style:style style:name="T9" style:family="text">
      <style:text-properties style:font-name="Courier New" fo:font-size="10pt" style:font-size-asian="10pt" style:font-name-complex="Courier New1" style:font-size-complex="10pt"/>
    </style:style>
    <style:style style:name="T10" style:family="text">
      <style:text-properties officeooo:rsid="0022b32d"/>
    </style:style>
    <style:style style:name="T11" style:family="text">
      <style:text-properties style:font-name="Hiragino Sans W3" fo:font-size="11pt" style:font-name-asian="Hiragino Sans W31" style:font-size-asian="11pt" style:font-size-complex="20pt"/>
    </style:style>
    <style:style style:name="T12" style:family="text">
      <style:text-properties style:font-name="Hiragino Sans W3" fo:font-size="11pt" style:font-name-asian="Hiragino Sans W31" style:font-size-asian="11pt" style:font-name-complex="Courier New1" style:font-size-complex="10pt"/>
    </style:style>
    <style:style style:name="T13" style:family="text">
      <style:text-properties style:font-name="Hiragino Sans W3" style:font-name-asian="Hiragino Sans W31"/>
    </style:style>
    <style:style style:name="T14" style:family="text">
      <style:text-properties officeooo:rsid="00231f9d"/>
    </style:style>
    <style:style style:name="T15" style:family="text">
      <style:text-properties officeooo:rsid="00249923"/>
    </style:style>
    <style:style style:name="T16" style:family="text">
      <style:text-properties officeooo:rsid="00151c93"/>
    </style:style>
    <style:style style:name="T17" style:family="text">
      <style:text-properties officeooo:rsid="00273f6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I: Inheritance and Polymorphism</text:p>
      <text:p text:style-name="P1"/>
      <text:p text:style-name="P2">General:</text:p>
      <text:p text:style-name="P2"/>
      <text:p text:style-name="P3"><text:span text:style-name="T3">1) </text:span>All classes<text:span text:style-name="T5"> </text:span>extend from _______?</text:p>
      <text:p text:style-name="P3"/>
      <text:p text:style-name="P3"/>
      <text:p text:style-name="P3"/>
      <text:p text:style-name="P3"><text:span text:style-name="T3">2) </text:span>Can you extend more than one class?</text:p>
      <text:p text:style-name="P3"/>
      <text:p text:style-name="P3"/>
      <text:p text:style-name="P3"/>
      <text:p text:style-name="P17"><text:span text:style-name="T3">3) </text:span>Use the following class to write one method signature that overloads dive(<text:span text:style-name="T17">int miles</text:span>) and one that overrides drive()<text:span text:style-name="T2">. <text:s/></text:span></text:p>
      <text:p text:style-name="P4"/>
      <text:p text:style-name="P4">public class Automobile {</text:p>
      <text:p text:style-name="P4"><text:tab/>public int drive(int miles) {</text:p>
      <text:p text:style-name="P4"><text:tab/><text:tab/>//stuff</text:p>
      <text:p text:style-name="P4"><text:tab/>}</text:p>
      <text:p text:style-name="P4"/>
      <text:p text:style-name="P19"><text:tab/><text:span text:style-name="T16">// Overload method signature</text:span></text:p>
      <text:p text:style-name="P19"/>
      <text:p text:style-name="P19"/>
      <text:p text:style-name="P4">}</text:p>
      <text:p text:style-name="P4"/>
      <text:p text:style-name="P4">public class Truck<text:span text:style-name="T1"> extends Automobile </text:span><text:s/>{</text:p>
      <text:p text:style-name="P4"><text:tab/>// Override method<text:span text:style-name="T17"> signature</text:span></text:p>
      <text:p text:style-name="P3"/>
      <text:p text:style-name="P3"/>
      <text:p text:style-name="P15">}</text:p>
      <text:p text:style-name="P18"/>
      <text:p text:style-name="P6">4)<text:span text:style-name="T4"> Is there in error in the following code? If so, what is it?</text:span></text:p>
      <text:p text:style-name="P6"/>
      <text:p text:style-name="P5">public class Automobile {</text:p>
      <text:p text:style-name="P5"><text:tab/><text:span text:style-name="T4">public Automobile(int wheels) {//stuff}</text:span></text:p>
      <text:p text:style-name="P5">}</text:p>
      <text:p text:style-name="P5"/>
      <text:p text:style-name="P7">public class Truck extends Automobile {</text:p>
      <text:p text:style-name="P7"><text:tab/>public Truck() {</text:p>
      <text:p text:style-name="P7"><text:tab/><text:tab/>System.out.println("I am a truck.");</text:p>
      <text:p text:style-name="P8"><text:tab/>}</text:p>
      <text:p text:style-name="P9">}</text:p>
      <text:p text:style-name="P9"/>
      <text:p text:style-name="P10">5) What is the difference between runtime <text:span text:style-name="T7">errors</text:span> and compile <text:span text:style-name="T7">errors? Name one of each.</text:span></text:p>
      <text:p text:style-name="P10"/>
      <text:p text:style-name="P10"/>
      <text:p text:style-name="P10"><text:span text:style-name="T10">6) What is the static type and the dynamic type of the object below?</text:span></text:p>
      <text:p text:style-name="P13"><text:span text:style-name="T14">Automobile xyz = new Truck();</text:span> </text:p>
      <text:p text:style-name="P10"/>
      <text:p text:style-name="P20"><text:soft-page-break/>Polymorphism<text:span text:style-name="T15">:</text:span></text:p>
      <text:p text:style-name="P12"/>
      <text:p text:style-name="P26"><text:span text:style-name="T13">Various classes and methods are introduced below</text:span></text:p>
      <text:p text:style-name="P24"/>
      <text:p text:style-name="P25"><text:span text:style-name="T9">class Juice extends Fruit {</text:span></text:p>
      <text:p text:style-name="P25"><text:span text:style-name="T9"><text:s text:c="4"/>public void method2() {</text:span></text:p>
      <text:p text:style-name="P25"><text:span text:style-name="T9"><text:s text:c="8"/>System.out.println("Juice 2");</text:span></text:p>
      <text:p text:style-name="P25"><text:span text:style-name="T9"><text:s text:c="8"/>super.method3();</text:span></text:p>
      <text:p text:style-name="P25"><text:span text:style-name="T9"><text:s text:c="4"/>}</text:span></text:p>
      <text:p text:style-name="P25"><text:span text:style-name="T9"><text:s text:c="4"/></text:span></text:p>
      <text:p text:style-name="P25"><text:span text:style-name="T9"><text:s text:c="4"/>public void method3() {</text:span></text:p>
      <text:p text:style-name="P25"><text:span text:style-name="T9"><text:s text:c="8"/>System.out.println("Juice 3");</text:span></text:p>
      <text:p text:style-name="P25"><text:span text:style-name="T9"><text:s text:c="4"/>}</text:span></text:p>
      <text:p text:style-name="P25"><text:span text:style-name="T9">}</text:span></text:p>
      <text:p text:style-name="P22"/>
      <text:p text:style-name="P25"><text:span text:style-name="T9">public class Egg extends Milk {</text:span></text:p>
      <text:p text:style-name="P25"><text:span text:style-name="T9"><text:s text:c="4"/>public void method2() {</text:span></text:p>
      <text:p text:style-name="P25"><text:span text:style-name="T9"><text:s text:c="8"/>System.out.println("Egg 2");</text:span></text:p>
      <text:p text:style-name="P25"><text:span text:style-name="T9"><text:s text:c="4"/>}</text:span></text:p>
      <text:p text:style-name="P25"><text:span text:style-name="T9"><text:s text:c="4"/></text:span></text:p>
      <text:p text:style-name="P25"><text:span text:style-name="T9"><text:s text:c="4"/>public void method3() {</text:span></text:p>
      <text:p text:style-name="P25"><text:span text:style-name="T9"><text:s text:c="8"/>System.out.println("Egg 3");</text:span></text:p>
      <text:p text:style-name="P25"><text:span text:style-name="T9"><text:s text:c="4"/>}</text:span></text:p>
      <text:p text:style-name="P25"><text:span text:style-name="T9">}</text:span></text:p>
      <text:p text:style-name="P22"/>
      <text:p text:style-name="P25"><text:span text:style-name="T9">public class Milk {</text:span></text:p>
      <text:p text:style-name="P25"><text:span text:style-name="T9"><text:s text:c="4"/>public void method1() {</text:span></text:p>
      <text:p text:style-name="P25"><text:span text:style-name="T9"><text:s text:c="8"/>System.out.println("Milk 1");</text:span></text:p>
      <text:p text:style-name="P25"><text:span text:style-name="T9"><text:s text:c="8"/>method3();</text:span></text:p>
      <text:p text:style-name="P25"><text:span text:style-name="T9"><text:s text:c="4"/>}</text:span></text:p>
      <text:p text:style-name="P25"><text:span text:style-name="T9"><text:s text:c="4"/></text:span></text:p>
      <text:p text:style-name="P25"><text:span text:style-name="T9"><text:s text:c="4"/>public void method3() {</text:span></text:p>
      <text:p text:style-name="P25"><text:span text:style-name="T9"><text:s text:c="8"/>System.out.println("Milk 3");</text:span></text:p>
      <text:p text:style-name="P25"><text:span text:style-name="T9"><text:s text:c="4"/>}</text:span></text:p>
      <text:p text:style-name="P25"><text:span text:style-name="T9">}</text:span></text:p>
      <text:p text:style-name="P22"/>
      <text:p text:style-name="P25"><text:span text:style-name="T9">public class Fruit extends Milk {</text:span></text:p>
      <text:p text:style-name="P25"><text:span text:style-name="T9"><text:s text:c="4"/>public void method3() {</text:span></text:p>
      <text:p text:style-name="P25"><text:span text:style-name="T9"><text:s text:c="8"/>System.out.println("Fruit 3");</text:span></text:p>
      <text:p text:style-name="P25"><text:span text:style-name="T9"><text:s text:c="8"/>super.method3();</text:span></text:p>
      <text:p text:style-name="P25"><text:span text:style-name="T9"><text:s text:c="4"/>}</text:span></text:p>
      <text:p text:style-name="P25"><text:span text:style-name="T9">}</text:span></text:p>
      <text:p text:style-name="P22"/>
      <text:p text:style-name="P25"><text:span text:style-name="T12">Assume these variables are created.</text:span></text:p>
      <text:p text:style-name="P22"/>
      <text:p text:style-name="P27"><text:span text:style-name="HTML_20_Code">Milk var1 = new Fruit();</text:span></text:p>
      <text:p text:style-name="P27"><text:span text:style-name="HTML_20_Code">Juice var2 = new Juice();</text:span></text:p>
      <text:p text:style-name="P27"><text:span text:style-name="HTML_20_Code">Milk var3 = new Egg();</text:span></text:p>
      <text:p text:style-name="P27"><text:span text:style-name="HTML_20_Code">Milk var4 = new Juice();</text:span></text:p>
      <text:p text:style-name="P27"><text:span text:style-name="HTML_20_Code">Milk var5 = new Milk();</text:span></text:p>
      <text:p text:style-name="P27"><text:span text:style-name="HTML_20_Code">Object var6 = new Fruit();</text:span></text:p>
      <text:p text:style-name="P22"/>
      <text:p text:style-name="P22"/>
      <text:p text:style-name="P22"/>
      <text:p text:style-name="P12"><text:span text:style-name="T11">What is the output of each of these statements?</text:span></text:p>
      <text:p text:style-name="P10"/>
      <text:p text:style-name="P11"/>
      <table:table table:name="Table1" table:style-name="Table1">
        <table:table-column table:style-name="Table1.A"/>
        <text:soft-page-break/>
        <table:table-row table:style-name="Table1.1">
          <table:table-cell table:style-name="Table1.A1" office:value-type="string">
            <text:p text:style-name="P23"><text:span text:style-name="T8">var1.method1();</text:span></text:p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3"><text:span text:style-name="T8">var2.method1();</text:span></text:p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3"><text:span text:style-name="T8">var3.method1();</text:span></text:p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3"><text:span text:style-name="T8">var4.method1();</text:span></text:p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3"><text:span text:style-name="T8">var5.method1();</text:span></text:p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3"><text:span text:style-name="T8">var6.method1();</text:span></text:p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3"><text:span text:style-name="T8">var1.method2();</text:span></text:p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3"><text:span text:style-name="T8">var2.method2();</text:span></text:p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3"><text:span text:style-name="T8">var3.method2();</text:span></text:p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3"><text:span text:style-name="T8">var1.method3();</text:span></text:p>
            <text:p text:style-name="P21"/>
          </table:table-cell>
        </table:table-row>
        <table:table-row table:style-name="Table1.11">
          <table:table-cell table:style-name="Table1.A1" office:value-type="string">
            <text:p text:style-name="P23"><text:span text:style-name="T8">var2.method3();</text:span></text:p>
            <text:p text:style-name="P21"/>
          </table:table-cell>
        </table:table-row>
        <table:table-row table:style-name="Table1.2">
          <table:table-cell table:style-name="Table1.A1" office:value-type="string">
            <text:p text:style-name="P23"><text:span text:style-name="T8">var3.method3();</text:span></text:p>
            <text:p text:style-name="P21"/>
          </table:table-cell>
        </table:table-row>
        <table:table-row table:style-name="Table1.13">
          <table:table-cell table:style-name="Table1.A1" office:value-type="string">
            <text:p text:style-name="P23"><text:span text:style-name="T8">((Juice)var6).method1();</text:span></text:p>
          </table:table-cell>
        </table:table-row>
        <table:table-row table:style-name="Table1.14">
          <table:table-cell table:style-name="Table1.A1" office:value-type="string">
            <text:p text:style-name="P21"/>
          </table:table-cell>
        </table:table-row>
        <table:table-row table:style-name="Table1.13">
          <table:table-cell table:style-name="Table1.A1" office:value-type="string">
            <text:p text:style-name="P23"><text:span text:style-name="T8">((Fruit)var1).method1();</text:span></text:p>
          </table:table-cell>
        </table:table-row>
        <table:table-row table:style-name="Table1.14">
          <table:table-cell table:style-name="Table1.A1" office:value-type="string">
            <text:p text:style-name="P21"/>
          </table:table-cell>
        </table:table-row>
        <table:table-row table:style-name="Table1.14">
          <table:table-cell table:style-name="Table1.A1" office:value-type="string">
            <text:p text:style-name="P23"><text:span text:style-name="T8">((Fruit)var3).method2();</text:span></text:p>
          </table:table-cell>
        </table:table-row>
        <table:table-row table:style-name="Table1.13">
          <table:table-cell table:style-name="Table1.A1" office:value-type="string">
            <text:p text:style-name="P21"/>
          </table:table-cell>
        </table:table-row>
        <table:table-row table:style-name="Table1.14">
          <table:table-cell table:style-name="Table1.A1" office:value-type="string">
            <text:p text:style-name="P23"><text:span text:style-name="T8">((Fruit)var4).method1();</text:span></text:p>
          </table:table-cell>
        </table:table-row>
        <table:table-row table:style-name="Table1.13">
          <table:table-cell table:style-name="Table1.A1" office:value-type="string">
            <text:p text:style-name="P21"/>
          </table:table-cell>
        </table:table-row>
        <table:table-row table:style-name="Table1.14">
          <table:table-cell table:style-name="Table1.A1" office:value-type="string">
            <text:p text:style-name="P23"><text:span text:style-name="T8">((Juice)var3).method2();</text:span></text:p>
          </table:table-cell>
        </table:table-row>
        <table:table-row table:style-name="Table1.13">
          <table:table-cell table:style-name="Table1.A1" office:value-type="string">
            <text:p text:style-name="P21"/>
          </table:table-cell>
        </table:table-row>
        <table:table-row table:style-name="Table1.14">
          <table:table-cell table:style-name="Table1.A1" office:value-type="string">
            <text:p text:style-name="P23"><text:span text:style-name="T8">((Egg)var3).method2();</text:span></text:p>
          </table:table-cell>
        </table:table-row>
        <table:table-row table:style-name="Table1.14">
          <table:table-cell table:style-name="Table1.A1" office:value-type="string">
            <text:p text:style-name="P21"/>
          </table:table-cell>
        </table:table-row>
        <table:table-row table:style-name="Table1.13">
          <table:table-cell table:style-name="Table1.A1" office:value-type="string">
            <text:p text:style-name="P23"><text:span text:style-name="T8">((Fruit)var4).method3();</text:span></text:p>
          </table:table-cell>
        </table:table-row>
        <table:table-row table:style-name="Table1.14">
          <table:table-cell table:style-name="Table1.A1" office:value-type="string">
            <text:p text:style-name="P21"/>
          </table:table-cell>
        </table:table-row>
        <table:table-row table:style-name="Table1.13">
          <table:table-cell table:style-name="Table1.A1" office:value-type="string">
            <text:p text:style-name="P23"><text:span text:style-name="T8">((Milk)var6).method3();</text:span>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roman" style:font-pitch="variable"/>
    <style:font-face style:name="Hiragino Sans W3" svg:font-family="'Hiragino Sans W3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Courier New1" svg:font-family="'Courier New'" style:font-family-generic="system" style:font-pitch="variable"/>
    <style:font-face style:name="Hiragino Sans W31" svg:font-family="'Hiragino Sans W3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Calibri" style:font-family-asian="Calibri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6T09:37:32.448294750</meta:creation-date>
    <dc:date>2018-02-07T11:36:54.171786924</dc:date>
    <meta:editing-duration>PT1H40M3S</meta:editing-duration>
    <meta:editing-cycles>15</meta:editing-cycles>
    <meta:generator>LibreOffice/5.1.6.2$Linux_X86_64 LibreOffice_project/10m0$Build-2</meta:generator>
    <meta:document-statistic meta:table-count="1" meta:image-count="0" meta:object-count="0" meta:page-count="3" meta:paragraph-count="91" meta:word-count="286" meta:character-count="2141" meta:non-whitespace-character-count="1780"/>
  </office:meta>
</office:document-meta>
</file>